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95cm"/>
    </style:style>
    <style:style style:name="gr2" style:family="graphic" style:parent-style-name="standard" style:list-style-name="L1">
      <style:graphic-properties draw:stroke="none" svg:stroke-color="#000000" draw:fill="none" draw:fill-color="#ffffff" fo:min-height="10.666cm"/>
    </style:style>
    <style:style style:name="gr3" style:family="graphic" style:parent-style-name="standard">
      <style:graphic-properties draw:stroke="none" svg:stroke-color="#000000" draw:fill="none" draw:fill-color="#ffffff" fo:min-height="1.35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solid" draw:fill-color="#729fc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9.4cm" svg:height="6.2cm" svg:x="1.8cm" svg:y="2.6cm">
          <draw:text-box>
            <text:p>Contract sample{</text:p>
            <text:p><text:tab/>Contract a</text:p>
            <text:p><text:tab/>Contract b</text:p>
            <text:p><text:tab/>function foo() {</text:p>
            <text:p><text:tab/><text:tab/>a.f(5)</text:p>
            <text:p><text:tab/><text:tab/>b.g(6, true)</text:p>
            <text:p><text:tab/>}<text:tab/></text:p>
            <text:p>}</text:p>
          </draw:text-box>
        </draw:frame>
        <draw:frame draw:style-name="gr2" draw:text-style-name="P3" draw:layer="layout" svg:width="12.6cm" svg:height="10.916cm" svg:x="16.6cm" svg:y="0.8cm">
          <draw:text-box>
            <text:p text:style-name="P2">interface Interf0{</text:p>
            <text:p text:style-name="P2"><text:tab/>function f(int) external;</text:p>
            <text:p text:style-name="P2">}</text:p>
            <text:p text:style-name="P2">interface Interf1{</text:p>
            <text:p text:style-name="P2"><text:tab/>function g(int, bool) external;</text:p>
            <text:p text:style-name="P2">}</text:p>
            <text:p text:style-name="P2">contract sample {</text:p>
            <text:p text:style-name="P2"><text:tab/>Interf1 b;</text:p>
            <text:p text:style-name="P2"><text:tab/>Interf0 a;</text:p>
            <text:p text:style-name="P2"/>
            <text:p text:style-name="P2"><text:tab/>function foo() public{</text:p>
            <text:p text:style-name="P2"><text:tab/><text:tab/>a.f(5);</text:p>
            <text:p text:style-name="P2"><text:tab/><text:tab/>b.g(6, true);</text:p>
            <text:p text:style-name="P2"><text:tab/>}</text:p>
            <text:p text:style-name="P2">}</text:p>
          </draw:text-box>
        </draw:frame>
        <draw:frame draw:style-name="gr3" draw:text-style-name="P4" draw:layer="layout" svg:width="7.2cm" svg:height="1.6cm" svg:x="2.9cm" svg:y="12.1cm">
          <draw:text-box>
            <text:p><text:span text:style-name="T1">Linguaggio sorgente</text:span></text:p>
          </draw:text-box>
        </draw:frame>
        <draw:frame draw:style-name="gr4" draw:text-style-name="P4" draw:layer="layout" svg:width="2.9cm" svg:height="1.1cm" svg:x="19cm" svg:y="12.2cm">
          <draw:text-box>
            <text:p><text:span text:style-name="T1">Solidity</text:span></text:p>
          </draw:text-box>
        </draw:frame>
        <draw:line draw:style-name="gr5" draw:text-style-name="P5" draw:layer="layout" svg:x1="8.7cm" svg:y1="4.8cm" svg:x2="15.4cm" svg:y2="4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3T10:16:32.788087017</meta:creation-date>
    <dc:date>2019-12-16T13:37:51.453592013</dc:date>
    <meta:editing-duration>PT3H48M26S</meta:editing-duration>
    <meta:editing-cycles>7</meta:editing-cycles>
    <meta:generator>LibreOffice/6.3.3.2.0$Linux_X86_64 LibreOffice_project/30$Build-2</meta:generator>
    <meta:document-statistic meta:object-count="5"/>
  </office:meta>
</office:document-meta>
</file>